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Heading_20_3">
      <style:paragraph-properties fo:text-align="start" style:justify-single-word="false" style:writing-mode="lr-tb"/>
      <style:text-properties fo:font-size="16pt" officeooo:paragraph-rsid="000759af" style:font-size-asian="16pt" style:font-size-complex="16pt"/>
    </style:style>
    <style:style style:name="P3" style:family="paragraph" style:parent-style-name="Heading_20_3">
      <style:paragraph-properties fo:text-align="justify" style:justify-single-word="false" style:writing-mode="lr-tb"/>
      <style:text-properties officeooo:paragraph-rsid="000759af"/>
    </style:style>
    <style:style style:name="P4" style:family="paragraph" style:parent-style-name="Standard">
      <style:paragraph-properties fo:text-align="start" style:justify-single-word="false" style:writing-mode="lr-tb"/>
      <style:text-properties fo:font-size="16pt" officeooo:paragraph-rsid="000759af" style:font-size-asian="16pt" style:font-size-complex="16pt"/>
    </style:style>
    <style:style style:name="P5" style:family="paragraph" style:parent-style-name="Standard">
      <style:paragraph-properties fo:text-align="justify" style:justify-single-word="false" style:writing-mode="lr-tb"/>
      <style:text-properties fo:font-size="12pt" fo:font-weight="normal" officeooo:paragraph-rsid="000759af" style:font-size-asian="12pt" style:font-weight-asian="normal" style:font-size-complex="12pt" style:font-weight-complex="normal"/>
    </style:style>
    <style:style style:name="P6" style:family="paragraph" style:parent-style-name="Text_20_body">
      <style:paragraph-properties fo:text-align="justify" style:justify-single-word="false" style:writing-mode="lr-tb"/>
      <style:text-properties officeooo:paragraph-rsid="00079a97"/>
    </style:style>
    <style:style style:name="P7" style:family="paragraph" style:parent-style-name="Text_20_body">
      <style:paragraph-properties fo:text-align="justify" style:justify-single-word="false" style:writing-mode="lr-tb"/>
      <style:text-properties officeooo:paragraph-rsid="00097b51"/>
    </style:style>
    <style:style style:name="P8" style:family="paragraph" style:parent-style-name="Text_20_body">
      <style:paragraph-properties fo:text-align="justify" style:justify-single-word="false" style:writing-mode="lr-tb"/>
      <style:text-properties fo:font-size="12pt" fo:font-weight="normal" officeooo:paragraph-rsid="000759af" style:font-size-asian="12pt" style:font-weight-asian="normal" style:font-size-complex="12pt" style:font-weight-complex="normal"/>
    </style:style>
    <style:style style:name="P9" style:family="paragraph" style:parent-style-name="Text_20_body" style:list-style-name="L10">
      <style:paragraph-properties fo:text-align="justify" style:justify-single-word="false" style:writing-mode="lr-tb"/>
      <style:text-properties fo:font-size="12pt" fo:font-weight="normal" officeooo:paragraph-rsid="000759af" style:font-size-asian="12pt" style:font-weight-asian="normal" style:font-size-complex="12pt" style:font-weight-complex="normal"/>
    </style:style>
    <style:style style:name="P10" style:family="paragraph" style:parent-style-name="Text_20_body" style:list-style-name="L9"/>
    <style:style style:name="P11" style:family="paragraph" style:parent-style-name="Text_20_body">
      <style:paragraph-properties fo:text-align="justify" style:justify-single-word="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T1" style:family="text">
      <style:text-properties style:font-name="Liberation Serif"/>
    </style:style>
    <style:style style:name="T2" style:family="text">
      <style:text-properties style:font-name="Liberation Serif" fo:font-size="12pt" fo:font-weight="bold" officeooo:rsid="000759af" style:font-size-asian="12pt" style:font-weight-asian="normal" style:font-size-complex="12pt" style:font-weight-complex="normal"/>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normal" officeooo:rsid="000759af" style:font-size-asian="12pt" style:font-weight-asian="normal" style:font-size-complex="12pt" style:font-weight-complex="normal"/>
    </style:style>
    <style:style style:name="T5" style:family="text">
      <style:text-properties style:font-name="Liberation Serif" fo:font-size="12pt" fo:font-weight="normal" officeooo:rsid="00079a97" style:font-size-asian="12pt" style:font-weight-asian="normal" style:font-size-complex="12pt" style:font-weight-complex="normal"/>
    </style:style>
    <style:style style:name="T6" style:family="text">
      <style:text-properties style:font-name="Liberation Serif" fo:font-size="12pt" fo:font-weight="normal" officeooo:rsid="00097b51" style:font-size-asian="12pt" style:font-weight-asian="normal" style:font-size-complex="12pt" style:font-weight-complex="normal"/>
    </style:style>
    <style:style style:name="T7" style:family="text">
      <style:text-properties style:font-name="Liberation Serif" fo:font-weight="bold" style:font-weight-asian="bold" style:font-weight-complex="bold"/>
    </style:style>
    <style:style style:name="T8" style:family="text">
      <style:text-properties style:font-name="Liberation Serif" fo:font-weight="bold" officeooo:rsid="000759af" style:font-weight-asian="bold" style:font-weight-complex="bold"/>
    </style:style>
    <style:style style:name="T9" style:family="text">
      <style:text-properties style:font-name="Liberation Serif" officeooo:rsid="000759af"/>
    </style:style>
    <style:style style:name="T10" style:family="text">
      <style:text-properties style:font-name="Liberation Serif" fo:font-size="16pt" fo:font-weight="bold" style:font-size-asian="16pt" style:font-weight-asian="bold" style:font-size-complex="16pt" style:font-weight-complex="bold"/>
    </style:style>
    <style:style style:name="T11" style:family="text">
      <style:text-properties style:font-name="Liberation Serif" fo:font-size="16pt" fo:font-weight="bold" officeooo:rsid="000759af" style:font-size-asian="16pt" style:font-weight-asian="bold" style:font-size-complex="16pt" style:font-weight-complex="bold"/>
    </style:style>
    <style:style style:name="T12" style:family="text">
      <style:text-properties style:font-name="Liberation Serif" officeooo:rsid="00089c2f"/>
    </style:style>
    <style:style style:name="T13" style:family="text">
      <style:text-properties fo:font-size="16pt" style:font-size-asian="16pt" style:font-size-complex="16pt"/>
    </style:style>
    <style:style style:name="T14" style:family="text">
      <style:text-properties officeooo:rsid="00089c2f"/>
    </style:style>
    <style:style style:name="T15" style:family="text">
      <style:text-properties officeooo:rsid="00097b51"/>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8">T</text:span><text:span text:style-name="T7">he Battle of Neighbourhoods (Week 1):</text:span></text:p>
      <text:p text:style-name="P4"><text:span text:style-name="T7"/></text:p>
      <text:h text:style-name="P2" text:outline-level="3"><text:span text:style-name="T7">Introduction &amp; Business Problem :</text:span></text:h>
      <text:p text:style-name="P4"><text:span text:style-name="T7"/></text:p>
      <text:h text:style-name="P2" text:outline-level="3"><text:span text:style-name="T7">Problem Background:</text:span></text:h>
      <text:p text:style-name="P6"><text:span text:style-name="T4">The City of </text:span><text:span text:style-name="T5">Toronto</text:span><text:span text:style-name="T4">, is the most populous city in the </text:span><text:span text:style-name="T5">Canada</text:span><text:span text:style-name="T4">. </text:span><text:span text:style-name="T2">Toronto</text:span><text:span text:style-name="T4"> is the provincial capital of </text:span><text:span text:style-name="T5">Ontario</text:span><text:span text:style-name="T4">. It is multicultural. It provides lot of business oppourtunities and business friendly environment. It has attracted many different players into the market. <text:s/>The city is a major center for banking and finance, retailing, world trade, transportation, tourism, real estate, new media, traditional media, advertising, legal services, accountancy, insurance, theater, fashion, and the arts in the </text:span><text:span text:style-name="T5">Canada</text:span><text:span text:style-name="T4">.</text:span></text:p>
      <text:p text:style-name="Text_20_body">This also means that the market is highly competitive. As it is highly developed city so cost of doing business is also one of the highest. Thus, any new business venture or expansion needs to be analysed carefully. The insights derived from analysis will give good understanding of the business environment which help in strategically targeting the market. This will help in reduction of risk. And the Return on Investment will be reasonable.</text:p>
      <text:h text:style-name="P3" text:outline-level="3"><text:span text:style-name="T11">Problem Description: </text:span></text:h>
      <text:p text:style-name="P8"><text:span text:style-name="T9">A restaurant is a business which prepares and serves food and drink to customers in return for money, either paid before the meal, after the meal, or with an open account. The City of New York is famous for its excelllent cuisine. It's food culture includes an array of international cuisines influenced by the city's immigrant history.</text:span></text:p>
      <text:p text:style-name="P5"><text:span text:style-name="T9"/></text:p>
      <text:p text:style-name="P7"><text:span text:style-name="T6">1.</text:span><text:span text:style-name="T3">Poutine (51%) </text:span></text:p>
      <text:p text:style-name="P7"><text:span text:style-name="T15">2.ontreal-style bagels</text:span>(14%)</text:p>
      <text:p text:style-name="P7"><text:span text:style-name="T15">3.Salmon jerky </text:span>(dried <text:span text:style-name="T15">smoked salmon</text:span>) (11%)</text:p>
      <text:p text:style-name="P7"><text:span text:style-name="T15">4.Perogy/</text:span> <text:span text:style-name="T15">Pierogi</text:span>(10%) </text:p>
      <text:p text:style-name="P7"><text:span text:style-name="T15">5.Ketchup Chips</text:span> (7%) </text:p>
      <text:p text:style-name="P7"><text:span text:style-name="T15">6.Nova scotian Donar</text:span>(4%) </text:p>
      <text:p text:style-name="P7"><text:span text:style-name="T15">7.California roll</text:span> (1%)</text:p>
      <text:p text:style-name="P5"><text:span text:style-name="T1"/></text:p>
      <text:p text:style-name="P5"><text:span text:style-name="T1">So it is evident that to survive in such competitive market it is very important to startegically plan. Various factors need to be studied inorder to decide on the Location such as : </text:span></text:p>
      <text:p text:style-name="P5"><text:span text:style-name="T1"/></text:p>
      <text:list xml:id="list1026478073" text:style-name="L10">
        <text:list-item>
          <text:p text:style-name="P9"><text:span text:style-name="T12">Toronto city </text:span><text:span text:style-name="T1">Population </text:span></text:p>
        </text:list-item>
      </text:list>
      <text:list xml:id="list4022109812" text:style-name="L2">
        <text:list-item>
          <text:p text:style-name="P12"><text:span text:style-name="T14">Toronto </text:span>City Demographics </text:p>
        </text:list-item>
      </text:list>
      <text:list xml:id="list3175806761" text:style-name="L3">
        <text:list-item>
          <text:p text:style-name="P13">Are there any Farmers Markets, Wholesale markets etc nearby so that the ingredients can be purchased fresh to maintain quality and cost?</text:p>
        </text:list-item>
      </text:list>
      <text:list xml:id="list931590529" text:style-name="L4">
        <text:list-item>
          <text:p text:style-name="P14"><text:soft-page-break/>Are there any venues like Gyms, Entertainmnet zones, Parks etc nearby where floating population is high etc </text:p>
        </text:list-item>
      </text:list>
      <text:list xml:id="list1206463302" text:style-name="L5">
        <text:list-item>
          <text:p text:style-name="P15">Who are the competitors in that location? </text:p>
        </text:list-item>
      </text:list>
      <text:list xml:id="list1243163308" text:style-name="L6">
        <text:list-item>
          <text:p text:style-name="P16">Cuisine served / Menu of the competitors </text:p>
        </text:list-item>
      </text:list>
      <text:list xml:id="list2869467037" text:style-name="L7">
        <text:list-item>
          <text:p text:style-name="P17">Segmentation of the Borough </text:p>
        </text:list-item>
      </text:list>
      <text:list xml:id="list62006683" text:style-name="L8">
        <text:list-item>
          <text:p text:style-name="P18">Untapped markets </text:p>
        </text:list-item>
      </text:list>
      <text:list xml:id="list1854407590" text:style-name="L9">
        <text:list-item>
          <text:p text:style-name="P10">Saturated markets etc</text:p>
        </text:list-item>
      </text:list>
      <text:p text:style-name="P11"><text:span text:style-name="T3">Eventhough well funded XYZ Company Ltd. need to choose the correct location to start its first venture.If this is successful they can replicate the same in other locations. First move is very important, thereby choice of location is very important.</text:span></text:p>
      <text:h text:style-name="P1" text:outline-level="3"><text:span text:style-name="T10">Target Audience:</text:span><text:span text:style-name="T3"> </text:span></text:h>
      <text:p text:style-name="Text_20_body">To recommend the correct location, XYZ Company Ltd has appointed me to lead of the Data Science team. The objective is to locate and recommend to the management which neighborhood of <text:span text:style-name="T14">Toronto</text:span> city will be best choice to start a restaurant. The Management also expects to understand the rationale of the recommendations made.</text:p>
      <text:p text:style-name="Text_20_body">This would interest anyone who wants to start a new restaurant in <text:span text:style-name="T14">Toronto City</text:span>.</text:p>
      <text:h text:style-name="Heading_20_3" text:outline-level="3"><text:span text:style-name="T13">Success Criteria:</text:span> </text:h>
      <text:p text:style-name="Text_20_body">The success criteria of the project will be a good recommendation of borough/Neighborhood choice to XYZ Company Ltd based on Lack of such restaurants in that location and nearest suppliers of ingredients.</text:p>
      <text:p text:style-name="P11"><text:span text:style-name="T3"/></text:p>
      <text:p text:style-name="P5"><text:span text:style-name="T1"/></text:p>
      <text:p text:style-name="P5"><text:span text:style-name="T1"/></text:p>
      <text:p text:style-name="P5"><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16:47:44.774582195</meta:creation-date>
    <dc:date>2020-04-11T17:44:42.625228688</dc:date>
    <meta:editing-duration>PT5M27S</meta:editing-duration>
    <meta:editing-cycles>1</meta:editing-cycles>
    <meta:document-statistic meta:table-count="0" meta:image-count="0" meta:object-count="0" meta:page-count="2" meta:paragraph-count="30" meta:word-count="494" meta:character-count="3097" meta:non-whitespace-character-count="2626"/>
    <meta:generator>LibreOffice/6.3.5.2$Linux_X86_64 LibreOffice_project/30$Build-2</meta:generator>
  </office:meta>
</office:document-meta>
</file>